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65cm" fo:min-width="5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6cm" svg:height="3cm" svg:x="10.7cm" svg:y="0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853cm" svg:height="0.962cm" svg:x="10.8cm" svg:y="0.3cm">
              <draw:text-box>
                <text:p>1</text:p>
              </draw:text-box>
            </draw:frame>
            <draw:frame draw:style-name="gr2" draw:text-style-name="P2" draw:layer="layout" svg:width="0.853cm" svg:height="0.962cm" svg:x="10.801cm" svg:y="1.3cm">
              <draw:text-box>
                <text:p>2</text:p>
              </draw:text-box>
            </draw:frame>
            <draw:frame draw:style-name="gr2" draw:text-style-name="P2" draw:layer="layout" svg:width="0.853cm" svg:height="0.962cm" svg:x="10.802cm" svg:y="2.2cm">
              <draw:text-box>
                <text:p>3</text:p>
              </draw:text-box>
            </draw:frame>
            <draw:frame draw:style-name="gr2" draw:text-style-name="P2" draw:layer="layout" svg:width="1.099cm" svg:height="0.962cm" svg:x="15.1cm" svg:y="0.2cm">
              <draw:text-box>
                <text:p><text:span text:style-name="T1">'</text:span>a<text:span text:style-name="T1">'</text:span></text:p>
              </draw:text-box>
            </draw:frame>
            <draw:frame draw:style-name="gr2" draw:text-style-name="P2" draw:layer="layout" svg:width="1.099cm" svg:height="0.962cm" svg:x="15.101cm" svg:y="1.2cm">
              <draw:text-box>
                <text:p><text:span text:style-name="T1">'b</text:span><text:span text:style-name="T1">'</text:span></text:p>
              </draw:text-box>
            </draw:frame>
            <draw:frame draw:style-name="gr2" draw:text-style-name="P2" draw:layer="layout" svg:width="1.065cm" svg:height="0.962cm" svg:x="15.102cm" svg:y="2.2cm">
              <draw:text-box>
                <text:p><text:span text:style-name="T1">'c</text:span><text:span text:style-name="T1">'</text:span></text:p>
              </draw:text-box>
            </draw:frame>
            <draw:line draw:style-name="gr3" draw:text-style-name="P3" draw:layer="layout" svg:x1="12.3cm" svg:y1="0.8cm" svg:x2="14.7cm" svg:y2="0.8cm">
              <text:p/>
            </draw:line>
            <draw:line draw:style-name="gr3" draw:text-style-name="P3" draw:layer="layout" svg:x1="12.3cm" svg:y1="1.7cm" svg:x2="14.7cm" svg:y2="1.7cm">
              <text:p/>
            </draw:line>
            <draw:line draw:style-name="gr3" draw:text-style-name="P3" draw:layer="layout" svg:x1="12.3cm" svg:y1="2.6cm" svg:x2="14.7cm" svg:y2="2.6cm">
              <text:p/>
            </draw:line>
          </draw:g>
          <draw:custom-shape draw:style-name="gr4" draw:text-style-name="P1" draw:layer="layout" svg:width="3cm" svg:height="1cm" svg:x="4.7cm" svg:y="0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1cm" svg:x="4.7cm" svg:y="2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229cm" svg:height="0.962cm" svg:x="5.2cm" svg:y="0.2cm">
            <draw:text-box>
              <text:p>letters</text:p>
            </draw:text-box>
          </draw:frame>
          <draw:frame draw:style-name="gr2" draw:text-style-name="P2" draw:layer="layout" svg:width="0.68cm" svg:height="0.962cm" svg:x="5.8cm" svg:y="2.3cm">
            <draw:text-box>
              <text:p>t</text:p>
            </draw:text-box>
          </draw:frame>
          <draw:line draw:style-name="gr3" draw:text-style-name="P3" draw:layer="layout" svg:x1="7.7cm" svg:y1="0.7cm" svg:x2="10.7cm" svg:y2="1.6cm">
            <text:p/>
          </draw:line>
          <draw:line draw:style-name="gr3" draw:text-style-name="P3" draw:layer="layout" svg:x1="7.7cm" svg:y1="2.707cm" svg:x2="10.7cm" svg:y2="1.807cm">
            <text:p/>
          </draw:line>
          <draw:frame draw:style-name="gr2" draw:text-style-name="P2" draw:layer="layout" svg:width="1.874cm" svg:height="0.962cm" svg:x="2.1cm" svg:y="0.2cm">
            <draw:text-box>
              <text:p>Main</text:p>
            </draw:text-box>
          </draw:frame>
          <draw:frame draw:style-name="gr5" draw:text-style-name="P2" draw:layer="layout" svg:width="4.2cm" svg:height="1.2cm" svg:x="0.1cm" svg:y="2.1cm">
            <draw:text-box>
              <text:p>deletehead!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7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32:20.157042343</meta:creation-date>
    <dc:date>2020-10-29T15:47:57.315168019</dc:date>
    <meta:editing-duration>PT4M52S</meta:editing-duration>
    <meta:editing-cycles>2</meta:editing-cycles>
    <meta:generator>LibreOffice/6.4.6.2$Linux_X86_64 LibreOffice_project/40$Build-2</meta:generator>
    <meta:document-statistic meta:object-count="20"/>
  </office:meta>
</office:document-meta>
</file>